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a xlink:type="simple" xlink:href="http://www.nytimes.com/2014/10/05/us/ebola.html?&amp;hp&amp;action=click&amp;pgtype=Homepage&amp;version=HpSum&amp;module=first-column-region&amp;region=top-news&amp;WT.nav=top-news">http://www.nytimes.com/2014/10/05/us/ebola.html?&amp;hp&amp;action=click&amp;pgtype=Homepage&amp;version=HpSum&amp;module=first-column-region&amp;region=top-news&amp;WT.nav=top-news</text:a></text:p>
      <text:p text:style-name="P1"/>
      <text:p text:style-name="P1"><text:a xlink:type="simple" xlink:href="http://dealbook.nytimes.com/2014/10/03/hackers-attack-cracked-10-banks-in-major-assault/?hp&amp;action=click&amp;pgtype=Homepage&amp;version=HpSum&amp;module=first-column-region&amp;region=top-news&amp;WT.nav=top-news">http://dealbook.nytimes.com/2014/10/03/hackers-attack-cracked-10-banks-in-major-assault/?hp&amp;action=click&amp;pgtype=Homepage&amp;version=HpSum&amp;module=first-column-region&amp;region=top-news&amp;WT.nav=top-news</text:a></text:p>
      <text:p text:style-name="P1"/>
      <text:p text:style-name="P1"><text:a xlink:type="simple" xlink:href="http://www.nytimes.com/2014/10/05/nyregion/community-college-students-face-a-very-long-road-to-graduation.html?hp&amp;action=click&amp;pgtype=Homepage&amp;version=HpSumSmallMediaHigh&amp;module=second-column-region&amp;region=top-news&amp;WT.nav=top-news">http://www.nytimes.com/2014/10/05/nyregion/community-college-students-face-a-very-long-road-to-graduation.html?hp&amp;action=click&amp;pgtype=Homepage&amp;version=HpSumSmallMediaHigh&amp;module=second-column-region&amp;region=top-news&amp;WT.nav=top-news</text:a></text:p>
      <text:p text:style-name="P1"/>
      <text:p text:style-name="P1"><text:a xlink:type="simple" xlink:href="http://www.nytimes.com/2014/10/05/sports/postseason-paychecks-are-all-about-sharing.html?hp&amp;action=click&amp;pgtype=Homepage&amp;version=HpSum&amp;module=pocket-region&amp;region=pocket-region&amp;WT.nav=pocket-region">http://www.nytimes.com/2014/10/05/sports/postseason-paychecks-are-all-about-sharing.html?hp&amp;action=click&amp;pgtype=Homepage&amp;version=HpSum&amp;module=pocket-region&amp;region=pocket-region&amp;WT.nav=pocket-region</text:a></text:p>
      <text:p text:style-name="P1"/>
      <text:p text:style-name="P1"><text:a xlink:type="simple" xlink:href="http://www.nytimes.com/pages/nyregion/index.html?action=click&amp;pgtype=Homepage&amp;region=TopBar&amp;module=HPMiniNav&amp;contentCollection=New%20York&amp;WT.nav=page">http://www.nytimes.com/pages/nyregion/index.html?action=click&amp;pgtype=Homepage&amp;region=TopBar&amp;module=HPMiniNav&amp;contentCollection=New%20York&amp;WT.nav=page</text:a></text:p>
      <text:p text:style-name="P1"/>
      <text:p text:style-name="P1"><text:a xlink:type="simple" xlink:href="http://www.nytimes.com/2014/10/05/world/asia/hong-kong-protests.html?hp&amp;action=click&amp;pgtype=Homepage&amp;version=LedeSum&amp;module=first-column-region&amp;region=top-news&amp;WT.nav=top-news">http://www.nytimes.com/2014/10/05/world/asia/hong-kong-protests.html?hp&amp;action=click&amp;pgtype=Homepage&amp;version=LedeSum&amp;module=first-column-region&amp;region=top-news&amp;WT.nav=top-news</text:a></text:p>
      <text:p text:style-name="P1"/>
      <text:p text:style-name="P1"><text:a xlink:type="simple" xlink:href="http://www.nytimes.com/2014/10/05/world/americas/jean-claude-duvalier-haitis-baby-doc-dies-at-63.html?hp&amp;action=click&amp;pgtype=Homepage&amp;version=LargeMediaHeadlineSumCentered&amp;module=photo-spot-region&amp;region=top-news&amp;WT.nav=top-news">http://www.nytimes.com/2014/10/05/world/americas/jean-claude-duvalier-haitis-baby-doc-dies-at-63.html?hp&amp;action=click&amp;pgtype=Homepage&amp;version=LargeMediaHeadlineSumCentered&amp;module=photo-spot-region&amp;region=top-news&amp;WT.nav=top-news</text:a></text:p>
      <text:p text:style-name="P1"/>
      <text:p text:style-name="P1"><text:a xlink:type="simple" xlink:href="http://www.nytimes.com/pages/fashion/index.html?action=click&amp;pgtype=Homepage&amp;region=TopBar&amp;module=HPMiniNav&amp;contentCollection=Style&amp;WT.nav=page">http://www.nytimes.com/pages/fashion/index.html?action=click&amp;pgtype=Homepage&amp;region=TopBar&amp;module=HPMiniNav&amp;contentCollection=Style&amp;WT.nav=page</text:a></text:p>
      <text:p text:style-name="P1"/>
      <text:p text:style-name="P1"><text:a xlink:type="simple" xlink:href="http://www.nytimes.com/pages/nyregion/index.html?action=click&amp;pgtype=Homepage&amp;region=TopBar&amp;module=HPMiniNav&amp;contentCollection=New%20York&amp;WT.nav=page">http://www.nytimes.com/pages/nyregion/index.html?action=click&amp;pgtype=Homepage&amp;region=TopBar&amp;module=HPMiniNav&amp;contentCollection=New%20York&amp;WT.nav=page</text:a></text:p>
      <text:p text:style-name="P1"/>
      <text:p text:style-name="P1"><text:a xlink:type="simple" xlink:href="http://www.nytimes.com/2014/10/04/health/use-of-ebola-survivors-blood-as-possible-treatment-gains-support.html?hpw&amp;rref=science&amp;action=click&amp;pgtype=Homepage&amp;version=HpHedThumbWell&amp;module=well-region&amp;region=bottom-well&amp;WT.nav=bottom-well">http://www.nytimes.com/2014/10/04/health/use-of-ebola-survivors-blood-as-possible-treatment-gains-support.html?hpw&amp;rref=science&amp;action=click&amp;pgtype=Homepage&amp;version=HpHedThumbWell&amp;module=well-region&amp;region=bottom-well&amp;WT.nav=bottom-well</text:a></text:p>
      <text:p text:style-name="P1"/>
      <text:p text:style-name="P1"><text:a xlink:type="simple" xlink:href="http://www.nytimes.com/pages/national/index.html?action=click&amp;pgtype=Homepage&amp;region=SiteIndex&amp;module=SiteIndex&amp;contentCollection=U.S.&amp;WT.nav=footer-nav">http://www.nytimes.com/pages/national/index.html?action=click&amp;pgtype=Homepage&amp;region=SiteIndex&amp;module=SiteIndex&amp;contentCollection=U.S.&amp;WT.nav=footer-nav</text:a></text:p>
      <text:p text:style-name="P1"/>
      <text:p text:style-name="P1"><text:a xlink:type="simple" xlink:href="http://www.nytimes.com/2014/10/04/your-money/estate-planning/a-potential-game-changer-for-estate-taxes-on-art.html?action=click&amp;pgtype=Homepage&amp;version=HpHedSumMediumMediaFeature&amp;module=c-column-middle-span-region&amp;region=c-column-middle-span-region&amp;WT.nav=c-column-middle-span-region">http://www.nytimes.com/2014/10/04/your-money/estate-planning/a-potential-game-changer-for-estate-taxes-on-art.html?action=click&amp;pgtype=Homepage&amp;version=HpHedSumMediumMediaFeature&amp;module=c-column-middle-span-region&amp;region=c-column-middle-span-region&amp;WT.nav=c-column-middle-span-region</text:a></text:p>
      <text:p text:style-name="P1"/>
      <text:p text:style-name="P1"><text:a xlink:type="simple" xlink:href="http://www.nytimes.com/2014/10/05/world/europe/russia-cancels-exchange-program-after-a-student-seeks-us-asylum.html?hp&amp;action=click&amp;pgtype=Homepage&amp;version=HpHeadline&amp;module=first-column-region&amp;region=top-news&amp;WT.nav=top-news">http://www.nytimes.com/2014/10/05/world/europe/russia-cancels-exchange-program-after-a-student-seeks-us-asylum.html?hp&amp;action=click&amp;pgtype=Homepage&amp;version=HpHeadline&amp;module=first-column-region&amp;region=top-news&amp;WT.nav=top-news</text:a></text:p>
      <text:p text:style-name="P1"/>
      <text:p text:style-name="P1"><text:a xlink:type="simple" xlink:href="http://www.nytimes.com/2014/10/05/world/asia/south-and-north-korea-agree-to-resume-high-level-talks.html?hp&amp;action=click&amp;pgtype=Homepage&amp;version=HpHeadline&amp;module=first-column-region&amp;region=top-news&amp;WT.nav=top-news&amp;gwh=F71DF0B7541B1E3E1B44CDA5A76B4507&amp;gwt=pay&amp;assetType=nyt_now">http://www.nytimes.com/2014/10/05/world/asia/south-and-north-korea-agree-to-resume-high-level-talks.html?hp&amp;action=click&amp;pgtype=Homepage&amp;version=HpHeadline&amp;module=first-column-region&amp;region=top-news&amp;WT.nav=top-news&amp;gwh=F71DF0B7541B1E3E1B44CDA5A76B4507&amp;gwt=pay&amp;assetType=nyt_now</text:a></text:p>
      <text:p text:style-name="P1"/>
      <text:p text:style-name="P1"><text:a xlink:type="simple" xlink:href="http://www.nytimes.com/2014/10/03/arts/design/chinese-american-exclusion-inclusion-exhibition-opens.html?action=click&amp;pgtype=Homepage&amp;version=HpHedSumMediumMediaFeature&amp;module=c-column-middle-span-region&amp;region=c-column-middle-span-region&amp;WT.nav=c-column-middle-span-region&amp;gwh=9E45C1D0E035F1FEC0ED560DFE190A69&amp;gwt=pay">http://www.nytimes.com/2014/10/03/arts/design/chinese-american-exclusion-inclusion-exhibition-opens.html?action=click&amp;pgtype=Homepage&amp;version=HpHedSumMediumMediaFeature&amp;module=c-column-middle-span-region&amp;region=c-column-middle-span-region&amp;WT.nav=c-column-middle-span-region&amp;gwh=9E45C1D0E035F1FEC0ED560DFE190A69&amp;gwt=pay</text:a></text:p>
      <text:p text:style-name="P1"/>
      <text:p text:style-name="P1"><text:a xlink:type="simple" xlink:href="http://www.nytimes.com/2014/10/04/opinion/care-at-the-end-of-life.html?ref=opinion&amp;gwh=3B14E79234C127DC9FCB43F26D601D82&amp;gwt=pay&amp;assetType=opinion">http://www.nytimes.com/2014/10/04/opinion/care-at-the-end-of-life.html?ref=opinion&amp;gwh=3B14E79234C127DC9FCB43F26D601D82&amp;gwt=pay&amp;assetType=opinion</text:a></text:p>
      <text:p text:style-name="P1"/>
      <text:p text:style-name="P1"><text:a xlink:type="simple" xlink:href="http://www.nytimes.com/2014/10/04/opinion/new-yorks-sensible-immigration-shift.html?ref=opinion&amp;gwh=C08EB76CA1EEF7383DB49768DD7F7573&amp;gwt=pay&amp;assetType=opinion">http://www.nytimes.com/2014/10/04/opinion/new-yorks-sensible-immigration-shift.html?ref=opinion&amp;gwh=C08EB76CA1EEF7383DB49768DD7F7573&amp;gwt=pay&amp;assetType=opinion</text:a></text:p>
      <text:p text:style-name="P1"/>
      <text:p text:style-name="P1"><text:a xlink:type="simple" xlink:href="http://www.nytimes.com/2014/10/05/opinion/sunday/a-week-dominated-by-hong-kong-ebola-and-the-secret-service.html?ref=opinion&amp;gwh=5F1EA48C116E8C962FFCE571634D9CF7&amp;gwt=pay&amp;assetType=opinion">http://www.nytimes.com/2014/10/05/opinion/sunday/a-week-dominated-by-hong-kong-ebola-and-the-secret-service.html?ref=opinion&amp;gwh=5F1EA48C116E8C962FFCE571634D9CF7&amp;gwt=pay&amp;assetType=opinion</text:a></text:p>
      <text:p text:style-name="P1"/>
      <text:p text:style-name="P1"><text:a xlink:type="simple" xlink:href="http://takingnote.blogs.nytimes.com/2014/10/03/chris-christies-other-traffic-problem/?_php=true&amp;_type=blogs&amp;ref=opinion&amp;_r=0&amp;gwh=948EAE34B70CBC090A3C188E5E572665&amp;gwt=pay&amp;assetType=opinion">http://takingnote.blogs.nytimes.com/2014/10/03/chris-christies-other-traffic-problem/?_php=true&amp;_type=blogs&amp;ref=opinion&amp;_r=0&amp;gwh=948EAE34B70CBC090A3C188E5E572665&amp;gwt=pay&amp;assetType=opinion</text:a></text:p>
      <text:p text:style-name="P1"/>
      <text:p text:style-name="P1"><text:a xlink:type="simple" xlink:href="http://op-talk.blogs.nytimes.com/2014/10/03/shamed-flamed-harassed-what-its-like-to-be-called-fat-online/?ref=opinion&amp;gwh=B3921F58092E8069BBFE4000EA2232E4&amp;gwt=pay&amp;assetType=opinion">http://op-talk.blogs.nytimes.com/2014/10/03/shamed-flamed-harassed-what-its-like-to-be-called-fat-online/?ref=opinion&amp;gwh=B3921F58092E8069BBFE4000EA2232E4&amp;gwt=pay&amp;assetType=opinion</text:a></text:p>
      <text:p text:style-name="P1"/>
      <text:p text:style-name="P1"><text:a xlink:type="simple" xlink:href="http://www.nytimes.com/2014/10/04/opinion/remember-our-syrian-allies.html?ref=opinion&amp;gwh=70FF24B71E92D9C5D94C3DFE029A82EE&amp;gwt=pay&amp;assetType=opinion">http://www.nytimes.com/2014/10/04/opinion/remember-our-syrian-allies.html?ref=opinion&amp;gwh=70FF24B71E92D9C5D94C3DFE029A82EE&amp;gwt=pay&amp;assetType=opinion</text:a></text:p>
      <text:p text:style-name="P1"/>
      <text:p text:style-name="P1"><text:a xlink:type="simple" xlink:href="http://op-talk.blogs.nytimes.com/2014/10/02/steven-salaita-and-the-quagmire-of-academic-freedom/?_php=true&amp;_type=blogs&amp;ref=opinion&amp;_r=0&amp;gwh=7807C429A0CD5DD8D3CD84D8EA2B1A87&amp;gwt=pay&amp;assetType=opinion">http://op-talk.blogs.nytimes.com/2014/10/02/steven-salaita-and-the-quagmire-of-academic-freedom/?_php=true&amp;_type=blogs&amp;ref=opinion&amp;_r=0&amp;gwh=7807C429A0CD5DD8D3CD84D8EA2B1A87&amp;gwt=pay&amp;assetType=opinion</text:a></text:p>
      <text:p text:style-name="P1"/>
      <text:p text:style-name="P1"><text:a xlink:type="simple" xlink:href="http://dealbook.nytimes.com/2014/10/03/yahoo-in-talks-to-invest-in-snapchat/?_php=true&amp;_type=blogs&amp;ref=technology&amp;_r=0">http://dealbook.nytimes.com/2014/10/03/yahoo-in-talks-to-invest-in-snapchat/?_php=true&amp;_type=blogs&amp;ref=technology&amp;_r=0</text:a></text:p>
      <text:p text:style-name="P1"/>
      <text:p text:style-name="P1"><text:a xlink:type="simple" xlink:href="http://bits.blogs.nytimes.com/2014/10/03/europe-approves-facebooks-19-billion-purchase-of-whatsapp/?ref=technology&amp;gwh=BBB3505C43E16E2472D48C98DA9EF7FD&amp;gwt=pay">http://bits.blogs.nytimes.com/2014/10/03/europe-approves-facebooks-19-billion-purchase-of-whatsapp/?ref=technology&amp;gwh=BBB3505C43E16E2472D48C98DA9EF7FD&amp;gwt=pay</text:a></text:p>
      <text:p text:style-name="P1"/>
      <text:p text:style-name="P1"><text:a xlink:type="simple" xlink:href="http://bits.blogs.nytimes.com/2014/10/02/intel-pulls-ads-from-site-after-gamergate-boycott/?_php=true&amp;_type=blogs&amp;ref=technology&amp;gwh=7C260AA0566C4A150F605D2A16394328&amp;gwt=pay&amp;assetType=nyt_now&amp;_r=0">http://bits.blogs.nytimes.com/2014/10/02/intel-pulls-ads-from-site-after-gamergate-boycott/?_php=true&amp;_type=blogs&amp;ref=technology&amp;gwh=7C260AA0566C4A150F605D2A16394328&amp;gwt=pay&amp;assetType=nyt_now&amp;_r=0</text:a></text:p>
      <text:p text:style-name="P1"/>
      <text:p text:style-name="P1"><text:a xlink:type="simple" xlink:href="http://bits.blogs.nytimes.com/2014/10/02/taking-londons-success-elsewhere-in-britain/?ref=technology&amp;gwh=2CFA5BF66D9B52969F2505B1D5FE902B&amp;gwt=pay">http://bits.blogs.nytimes.com/2014/10/02/taking-londons-success-elsewhere-in-britain/?ref=technology&amp;gwh=2CFA5BF66D9B52969F2505B1D5FE902B&amp;gwt=pay</text:a></text:p>
      <text:p text:style-name="P1"/>
      <text:p text:style-name="P1"><text:a xlink:type="simple" xlink:href="http://www.nytimes.com/2014/10/03/us/understanding-the-risks-of-ebola-and-what-direct-contact-means.html?ref=science&amp;gwh=CDB8AF74F7167D6B0E4B2510853B6180&amp;gwt=pay&amp;assetType=nyt_now">http://www.nytimes.com/2014/10/03/us/understanding-the-risks-of-ebola-and-what-direct-contact-means.html?ref=science&amp;gwh=CDB8AF74F7167D6B0E4B2510853B6180&amp;gwt=pay&amp;assetType=nyt_now</text:a></text:p>
      <text:p text:style-name="P1"/>
      <text:p text:style-name="P1"><text:a xlink:type="simple" xlink:href="http://cityroom.blogs.nytimes.com/2014/10/02/beneath-central-park-a-teeming-universe/?_php=true&amp;_type=blogs&amp;ref=science&amp;_r=0&amp;gwh=8AE22BEBE96DEED79CA94CE984D7476C&amp;gwt=pay">http://cityroom.blogs.nytimes.com/2014/10/02/beneath-central-park-a-teeming-universe/?_php=true&amp;_type=blogs&amp;ref=science&amp;_r=0&amp;gwh=8AE22BEBE96DEED79CA94CE984D7476C&amp;gwt=pay</text:a></text:p>
      <text:p text:style-name="P1"/>
      <text:p text:style-name="P1"><text:a xlink:type="simple" xlink:href="http://www.nytimes.com/2014/10/03/science/first-carbon-capture-plant-opens-in-canada.html?ref=science&amp;gwh=C737D7A1AC24E69C3426564E8493037B&amp;gwt=pay">http://www.nytimes.com/2014/10/03/science/first-carbon-capture-plant-opens-in-canada.html?ref=science&amp;gwh=C737D7A1AC24E69C3426564E8493037B&amp;gwt=pay</text:a></text:p>
      <text:p text:style-name="P1"/>
      <text:p text:style-name="P1"><text:a xlink:type="simple" xlink:href="http://www.nytimes.com/2014/10/02/science/first-deaths-linked-to-enterovirus-68-are-announced.html?ref=science&amp;gwh=02957929F57A008DC5709DF54327C4D7&amp;gwt=pay&amp;assetType=nyt_now">http://www.nytimes.com/2014/10/02/science/first-deaths-linked-to-enterovirus-68-are-announced.html?ref=science&amp;gwh=02957929F57A008DC5709DF54327C4D7&amp;gwt=pay&amp;assetType=nyt_now</text:a></text:p>
      <text:p text:style-name="P1"/>
      <text:p text:style-name="P1"><text:a xlink:type="simple" xlink:href="http://www.nytimes.com/2014/10/07/science/why-some-monarch-butterflies-are-marathoners.html?ref=science&amp;gwh=F9FE3E900383391C75DB59E3AC9EE24E&amp;gwt=pay">http://www.nytimes.com/2014/10/07/science/why-some-monarch-butterflies-are-marathoners.html?ref=science&amp;gwh=F9FE3E900383391C75DB59E3AC9EE24E&amp;gwt=pay</text:a></text:p>
      <text:p text:style-name="P1"/>
      <text:p text:style-name="P1"><text:a xlink:type="simple" xlink:href="http://www.nytimes.com/2014/10/04/nyregion/long-neglected-lakes-and-ponds-in-city-parks-will-get-some-attention.html?ref=science&amp;gwh=7B6F3CCF78622E9BDC91CCE08C1B2A9E&amp;gwt=pay&amp;assetType=nyt_now">http://www.nytimes.com/2014/10/04/nyregion/long-neglected-lakes-and-ponds-in-city-parks-will-get-some-attention.html?ref=science&amp;gwh=7B6F3CCF78622E9BDC91CCE08C1B2A9E&amp;gwt=pay&amp;assetType=nyt_now</text:a></text:p>
      <text:p text:style-name="P1"/>
      <text:p text:style-name="P1"><text:a xlink:type="simple" xlink:href="http://www.nytimes.com/2014/10/02/science/earth/in-alaska-thousands-of-walruses-take-to-land.html?ref=science&amp;gwh=9A0EDC7034752C74DD97C796790D611B&amp;gwt=pay">http://www.nytimes.com/2014/10/02/science/earth/in-alaska-thousands-of-walruses-take-to-land.html?ref=science&amp;gwh=9A0EDC7034752C74DD97C796790D611B&amp;gwt=pay</text:a></text:p>
      <text:p text:style-name="P1"/>
      <text:p text:style-name="P1"><text:a xlink:type="simple" xlink:href="http://www.nytimes.com/2014/10/03/science/antibiotics-in-livestock-fda-finds-use-is-rising.html?ref=science&amp;gwh=22ED8E85B035E1A9313E71A7645699AA&amp;gwt=pay">http://www.nytimes.com/2014/10/03/science/antibiotics-in-livestock-fda-finds-use-is-rising.html?ref=science&amp;gwh=22ED8E85B035E1A9313E71A7645699AA&amp;gwt=pay</text:a></text:p>
      <text:p text:style-name="P1"/>
      <text:p text:style-name="P1"><text:a xlink:type="simple" xlink:href="http://www.nytimes.com/2014/10/04/science/martin-perl-physicist-who-discovered-electrons-long-lost-brother-dies-at-87.html?ref=science&amp;gwh=0A8A0B981A305B868328E378317BADE6&amp;gwt=pay&amp;assetType=nyt_now">http://www.nytimes.com/2014/10/04/science/martin-perl-physicist-who-discovered-electrons-long-lost-brother-dies-at-87.html?ref=science&amp;gwh=0A8A0B981A305B868328E378317BADE6&amp;gwt=pay&amp;assetType=nyt_now</text:a></text:p>
      <text:p text:style-name="P1"/>
      <text:p text:style-name="P1"><text:a xlink:type="simple" xlink:href="http://www.nytimes.com/2014/10/02/science/the-evolution-of-sleep-700-million-years-of-melatonin.html?ref=science&amp;gwh=32ED853A2399F94506C928F523D50E0F&amp;gwt=pay&amp;assetType=nyt_now">http://www.nytimes.com/2014/10/02/science/the-evolution-of-sleep-700-million-years-of-melatonin.html?ref=science&amp;gwh=32ED853A2399F94506C928F523D50E0F&amp;gwt=pay&amp;assetType=nyt_now</text:a></text:p>
      <text:p text:style-name="P1"/>
      <text:p text:style-name="P1"><text:a xlink:type="simple" xlink:href="http://www.nytimes.com/2014/10/05/world/asia/hong-kong-protests.html?ref=world">http://www.nytimes.com/2014/10/05/world/asia/hong-kong-protests.html?ref=world</text:a></text:p>
      <text:p text:style-name="P1"/>
      <text:p text:style-name="P1"><text:a xlink:type="simple" xlink:href="http://www.nytimes.com/2014/10/05/world/asia/indian-state-in-mourning-after-jayalalithaa-jayaram-graft-conviction.html?ref=world&amp;gwh=7CC9A30706260E94BDAD07F212DE58BA&amp;gwt=pay">http://www.nytimes.com/2014/10/05/world/asia/indian-state-in-mourning-after-jayalalithaa-jayaram-graft-conviction.html?ref=world&amp;gwh=7CC9A30706260E94BDAD07F212DE58BA&amp;gwt=pay</text:a></text:p>
      <text:p text:style-name="P1"/>
      <text:p text:style-name="P1"><text:a xlink:type="simple" xlink:href="http://www.nytimes.com/2014/10/05/world/asia/scrutinized-for-handling-of-protests-hong-kong-police-have-their-own-troubles.html?ref=world&amp;gwh=0E71B54394162DA31F7D34C325F11D51&amp;gwt=pay">http://www.nytimes.com/2014/10/05/world/asia/scrutinized-for-handling-of-protests-hong-kong-police-have-their-own-troubles.html?ref=world&amp;gwh=0E71B54394162DA31F7D34C325F11D51&amp;gwt=pay</text:a></text:p>
      <text:p text:style-name="P1"/>
      <text:p text:style-name="P1"><text:a xlink:type="simple" xlink:href="http://www.nytimes.com/2014/10/05/world/in-golan-imagined-risks-become-all-too-real.html?ref=world&amp;gwh=64305CDA1D7A566965206521A93F509E&amp;gwt=pay">http://www.nytimes.com/2014/10/05/world/in-golan-imagined-risks-become-all-too-real.html?ref=world&amp;gwh=64305CDA1D7A566965206521A93F509E&amp;gwt=pay</text:a></text:p>
      <text:p text:style-name="P1"/>
      <text:p text:style-name="P1"><text:a xlink:type="simple" xlink:href="http://www.nytimes.com/2014/10/05/world/middleeast/fighting-on-multiple-fronts-in-syria.html?ref=world&amp;gwh=141B6617D6D1A3A269AE641F463D4E69&amp;gwt=pay&amp;assetType=nyt_now">http://www.nytimes.com/2014/10/05/world/middleeast/fighting-on-multiple-fronts-in-syria.html?ref=world&amp;gwh=141B6617D6D1A3A269AE641F463D4E69&amp;gwt=pay&amp;assetType=nyt_now</text:a></text:p>
      <text:p text:style-name="P1"/>
      <text:p text:style-name="P1"><text:a xlink:type="simple" xlink:href="http://www.nytimes.com/2014/10/04/world/middleeast/coalition-leader-warns-of-long-fight-in-iraq.html?ref=world&amp;gwh=AA0339833EB9981208526C7DFD831472&amp;gwt=pay&amp;assetType=nyt_now">http://www.nytimes.com/2014/10/04/world/middleeast/coalition-leader-warns-of-long-fight-in-iraq.html?ref=world&amp;gwh=AA0339833EB9981208526C7DFD831472&amp;gwt=pay&amp;assetType=nyt_now</text:a></text:p>
      <text:p text:style-name="P1"/>
      <text:p text:style-name="P1"><text:a xlink:type="simple" xlink:href="http://www.nytimes.com/2014/10/05/world/africa/ebolas-cultural-casualty-hugs-in-hands-on-liberia.html?ref=world&amp;gwh=1ACFB3289AC1BDA9DB4FE64CE4BA9DB0&amp;gwt=pay">http://www.nytimes.com/2014/10/05/world/africa/ebolas-cultural-casualty-hugs-in-hands-on-liberia.html?ref=world&amp;gwh=1ACFB3289AC1BDA9DB4FE64CE4BA9DB0&amp;gwt=pay</text:a></text:p>
      <text:p text:style-name="P1"/>
      <text:p text:style-name="P1"><text:a xlink:type="simple" xlink:href="http://www.nytimes.com/2014/10/04/health/use-of-ebola-survivors-blood-as-possible-treatment-gains-support.html?ref=world">http://www.nytimes.com/2014/10/04/health/use-of-ebola-survivors-blood-as-possible-treatment-gains-support.html?ref=world</text:a></text:p>
      <text:p text:style-name="P1"/>
      <text:p text:style-name="P1"><text:a xlink:type="simple" xlink:href="http://www.nytimes.com/2014/10/05/world/europe/turkish-leader-demands-biden-apology.html?ref=world&amp;gwh=979401E142BA9F0E97F7140030B868B2&amp;gwt=pay&amp;assetType=nyt_now">http://www.nytimes.com/2014/10/05/world/europe/turkish-leader-demands-biden-apology.html?ref=world&amp;gwh=979401E142BA9F0E97F7140030B868B2&amp;gwt=pay&amp;assetType=nyt_now</text:a></text:p>
      <text:p text:style-name="P1"/>
      <text:p text:style-name="P1"><text:a xlink:type="simple" xlink:href="http://www.nytimes.com/2014/10/04/world/europe/under-francis-catholic-leaders-prepare-to-debate-whether-church-should-change.html?ref=world&amp;gwh=75AC426B13B07460016A268EAE636764&amp;gwt=pay&amp;assetType=nyt_now">http://www.nytimes.com/2014/10/04/world/europe/under-francis-catholic-leaders-prepare-to-debate-whether-church-should-change.html?ref=world&amp;gwh=75AC426B13B07460016A268EAE636764&amp;gwt=pay&amp;assetType=nyt_now</text:a></text:p>
      <text:p text:style-name="P1"/>
      <text:p text:style-name="P1"><text:a xlink:type="simple" xlink:href="http://www.nytimes.com/2014/10/04/world/europe/sweden-to-recognize-palestinian-state.html?ref=world&amp;gwh=339AF80ED1A1E3FC829CB7607380F967&amp;gwt=pay&amp;assetType=nyt_now">http://www.nytimes.com/2014/10/04/world/europe/sweden-to-recognize-palestinian-state.html?ref=world&amp;gwh=339AF80ED1A1E3FC829CB7607380F967&amp;gwt=pay&amp;assetType=nyt_now</text:a></text:p>
      <text:p text:style-name="P1"/>
      <text:p text:style-name="P1"><text:a xlink:type="simple" xlink:href="http://www.nytimes.com/2014/10/04/world/europe/Mary-Atwan-Maisa-Saleh-Syria.html?ref=world&amp;gwh=138B6438695A2BA52D8615E666E78EAB&amp;gwt=pay">http://www.nytimes.com/2014/10/04/world/europe/Mary-Atwan-Maisa-Saleh-Syria.html?ref=world&amp;gwh=138B6438695A2BA52D8615E666E78EAB&amp;gwt=pay</text:a></text:p>
      <text:p text:style-name="P1"/>
      <text:p text:style-name="P1"><text:a xlink:type="simple" xlink:href="http://www.nytimes.com/2014/10/05/world/europe/russia-cancels-exchange-program-after-a-student-seeks-us-asylum.html?ref=world">http://www.nytimes.com/2014/10/05/world/europe/russia-cancels-exchange-program-after-a-student-seeks-us-asylum.html?ref=worl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